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ConfigGui.createLocalFileContent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tpConfigGui.createRemoteFilenam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tpConfigGui.createOption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tpConfigGui.modifyTestElement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tpConfigGui.FtpConfig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onfig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Config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onfigGui.createLocalFilenam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tpConfig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ConfigGui.FtpConfigGui( boolean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ConfigGui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tpConfigGui.createServ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tpConfigGui.configure( Test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